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DC000002E0A6645D1BE174CE4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1" svg:font-family="'Lohit Devanagari'"/>
    <style:font-face style:name="OpenSymbol1" svg:font-family="OpenSymbol, 'Arial Unicode MS'"/>
    <style:font-face style:name="Sarabun1" svg:font-family="Sarabun, 'Avenir Book'"/>
    <style:font-face style:name="Source Sans Pro" svg:font-family="'Source Sans Pro', 'Segoe UI'"/>
    <style:font-face style:name="Liberation Mono2" svg:font-family="'Liberation Mono', 'Courier New'" style:font-family-generic="modern" style:font-pitch="fixed"/>
    <style:font-face style:name="Liberation Sans" svg:font-family="'Liberation Sans'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OpenSymbol" svg:font-family="OpenSymbol, 'Arial Unicode MS'" style:font-pitch="variable"/>
    <style:font-face style:name="Sarabun" svg:font-family="Sarabun, 'Avenir Book'" style:font-pitch="variable"/>
    <style:font-face style:name="Source Sans Pro1" svg:font-family="'Source Sans Pro', 'Segoe UI'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roman" style:font-pitch="variable"/>
    <style:font-face style:name="Liberation Sans2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OpenSymbol2" svg:font-family="OpenSymbol, 'Arial Unicode MS'" style:font-family-generic="roman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5.84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5.76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3.941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9.78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5.94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5.00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4.355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vertical-align="top" fo:min-height="2.92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9.625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vertical-align="top" fo:min-height="2.92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5.24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60pt" style:font-size-asian="60pt" style:font-size-complex="60pt"/>
    </style:style>
    <style:style style:name="P3" style:family="paragraph">
      <loext:graphic-properties draw:fill="none" draw:fill-color="#ffffff"/>
      <style:paragraph-properties style:writing-mode="lr-tb"/>
      <style:text-properties fo:font-size="44pt" style:font-size-asian="44pt" style:font-size-complex="44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36pt" style:font-size-asian="36pt" style:font-size-complex="3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color="#000000" style:font-name="Source Sans Pro" fo:font-size="24pt" style:letter-kerning="true" style:font-name-asian="Noto Sans CJK SC" style:font-size-asian="24pt" style:font-name-complex="Source Sans Pro" style:font-size-complex="20pt"/>
    </style:style>
    <style:style style:name="P10" style:family="paragraph">
      <loext:graphic-properties draw:fill="none" draw:fill-color="#ffffff"/>
      <style:paragraph-properties style:writing-mode="lr-tb"/>
      <style:text-properties fo:color="#000000" style:font-name="Source Sans Pro" fo:font-size="24pt" style:font-size-asian="24pt" style:font-name-complex="Source Sans Pro" style:font-size-complex="20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44pt" style:font-size-asian="44pt" style:font-size-complex="44pt"/>
    </style:style>
    <style:style style:name="P12" style:family="paragraph">
      <loext:graphic-properties draw:fill="none" draw:fill-color="#ffffff"/>
      <style:paragraph-properties style:writing-mode="lr-tb"/>
      <style:text-properties fo:color="#000000" style:font-name="Noto Sans CJK SC1" fo:font-size="24pt" style:font-size-asian="24pt" style:font-name-complex="Noto Sans CJK SC1" style:font-size-complex="2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color="#000000" style:font-name="Source Sans Pro" fo:font-size="24pt" style:font-size-asian="24pt" style:font-name-complex="Source Sans Pro" style:font-size-complex="20pt"/>
    </style:style>
    <style:style style:name="T4" style:family="text">
      <style:text-properties fo:color="#000000" style:font-name="Source Sans Pro" fo:font-size="24pt" style:letter-kerning="true" style:font-name-asian="Noto Sans CJK SC" style:font-size-asian="24pt" style:font-name-complex="Source Sans Pro" style:font-size-complex="20pt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Source Sans Pro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ans1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24pt" style:language-asian="zh" style:country-asian="CN" style:font-style-asian="normal" style:font-weight-asian="normal" style:font-name-complex="Lohit Devanaga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Source Sans Pro" fo:font-size="24pt" style:font-size-asian="24pt" style:font-name-complex="Source Sans Pro" style:font-size-complex="24pt"/>
    </style:style>
    <style:style style:name="T8" style:family="text">
      <style:text-properties fo:color="#000000" style:text-outline="false" style:text-line-through-style="none" style:text-line-through-type="none" style:font-name="Source Sans Pro" fo:font-size="24pt" fo:font-style="normal" fo:text-shadow="none" style:text-underline-style="none" fo:font-weight="normal" style:font-name-asian="Noto Sans CJK SC" style:font-size-asian="24pt" style:font-style-asian="normal" style:font-weight-asian="normal" style:font-name-complex="Source Sans Pro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iberation Sans1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24pt" style:language-asian="zh" style:country-asian="CN" style:font-style-asian="normal" style:font-weight-asian="normal" style:font-name-complex="Lohit Devanaga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style:font-name-asian="Noto Sans CJK SC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style:font-name="Liberation Sans2" fo:font-size="44pt" style:letter-kerning="true" style:font-name-asian="Noto Sans CJK SC" style:font-size-asian="44pt" style:font-name-complex="Lohit Devanagari" style:font-size-complex="44pt"/>
    </style:style>
    <style:style style:name="T13" style:family="text">
      <style:text-properties fo:color="#000000" style:font-name="Noto Sans CJK SC1" fo:font-size="24pt" style:font-size-asian="24pt" style:font-name-complex="Noto Sans CJK SC1" style:font-size-complex="24pt"/>
    </style:style>
    <style:style style:name="T14" style:family="text">
      <style:text-properties fo:color="#000000" style:font-name="Noto Sans CJK SC1" fo:font-size="24pt" style:font-size-asian="24pt" style:font-name-complex="Noto Sans CJK SC1" style:font-size-complex="20pt"/>
    </style:style>
    <style:style style:name="T15" style:family="text">
      <style:text-properties fo:color="#0e1422" style:font-name="Sarabun1" fo:font-size="24pt" style:font-size-asian="24pt" style:font-name-complex="Sarabun1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3.208cm" svg:height="6.096cm" svg:x="3.286cm" svg:y="3.54cm">
          <draw:text-box>
            <text:p text:style-name="P1"><text:span text:style-name="T1">Demo </text:span><text:span text:style-name="T1">展示</text:span></text:p>
          </draw:text-box>
        </draw:frame>
        <draw:frame draw:style-name="gr2" draw:text-style-name="P3" draw:layer="layout" svg:width="17.603cm" svg:height="16.015cm" svg:x="2.066cm" svg:y="10.512cm">
          <draw:text-box>
            <text:p><text:span text:style-name="T2">1 </text:span><text:span text:style-name="T2">串接接口設計；</text:span></text:p>
            <text:p><text:span text:style-name="T2">2 </text:span><text:span text:style-name="T2">速度歷程；</text:span></text:p>
            <text:p><text:span text:style-name="T2">3 </text:span><text:span text:style-name="T2">細節優化；</text:span></text:p>
            <text:p><text:span text:style-name="T2">4 </text:span><text:span text:style-name="T2">即時排名優化；</text:span></text:p>
            <text:p><text:span text:style-name="T2">5 </text:span><text:span text:style-name="T2">歷程，排名，模型聯動；</text:span></text:p>
            <text:p><text:span text:style-name="T2">6 </text:span><text:span text:style-name="T2">其他</text:span></text:p>
          </draw:text-box>
        </draw:frame>
      </draw:page>
      <draw:page draw:name="page2" draw:style-name="dp1" draw:master-page-name="Default">
        <draw:frame draw:style-name="gr3" draw:text-style-name="P5" draw:layer="layout" svg:width="15.113cm" svg:height="4.191cm" svg:x="2.524cm" svg:y="2.524cm">
          <draw:text-box>
            <text:p text:style-name="P4"><text:span text:style-name="T2">串接接口設計</text:span></text:p>
          </draw:text-box>
        </draw:frame>
        <draw:frame draw:style-name="gr4" draw:text-style-name="P6" draw:layer="layout" svg:width="18.999cm" svg:height="7.962cm" svg:x="1.001cm" svg:y="6.842cm">
          <draw:image xlink:href="Pictures/10000201000006DC000002E0A6645D1BE174CE44.png" xlink:type="simple" xlink:show="embed" xlink:actuate="onLoad" loext:mime-type="image/png">
            <text:p/>
          </draw:image>
        </draw:frame>
        <draw:frame draw:style-name="gr5" draw:text-style-name="P8" draw:layer="layout" svg:width="16.764cm" svg:height="10.033cm" svg:x="2.143cm" svg:y="15.986cm">
          <draw:text-box>
            <text:p><text:span text:style-name="T3">說明：</text:span></text:p>
            <text:p><text:span text:style-name="T3">第三個參數</text:span><text:span text:style-name="T3">option</text:span><text:span text:style-name="T3">：</text:span></text:p>
            <text:p><text:span text:style-name="T3"/></text:p>
            <text:p><text:span text:style-name="T3">1</text:span><text:span text:style-name="T3">排名算法彈性調整：這次的排名算法可能之後需要適配其他的算法，所以先有</text:span><text:span text:style-name="T3">rank</text:span><text:span text:style-name="T3">選項；</text:span></text:p>
            <text:p><text:span text:style-name="T3"/></text:p>
            <text:p text:style-name="P7"><text:span text:style-name="T3">2</text:span><text:span text:style-name="T3">擴展：之後新增功能相關的參數；</text:span></text:p>
          </draw:text-box>
        </draw:frame>
      </draw:page>
      <draw:page draw:name="page3" draw:style-name="dp1" draw:master-page-name="Default">
        <draw:frame draw:style-name="gr3" draw:text-style-name="P5" draw:layer="layout" svg:width="15.113cm" svg:height="4.191cm" svg:x="2.524cm" svg:y="4.81cm">
          <draw:text-box>
            <text:p text:style-name="P4"><text:span text:style-name="T2">速度歷程</text:span></text:p>
          </draw:text-box>
        </draw:frame>
        <draw:frame draw:style-name="gr6" draw:text-style-name="P9" draw:layer="layout" svg:width="15.24cm" svg:height="16.199cm" svg:x="2.778cm" svg:y="12.233cm">
          <draw:text-box>
            <text:p><text:span text:style-name="T4">1 </text:span><text:span text:style-name="T4">功能設計：做法和海拔路程類似；</text:span></text:p>
            <text:p><text:span text:style-name="T4"/></text:p>
            <text:p><text:span text:style-name="T4"/></text:p>
            <text:p><text:span text:style-name="T4">2 </text:span><text:span text:style-name="T4">微調：由於速度參數都是兩位數，會和海拔圖重疊，所以</text:span><text:span text:style-name="T4">+600</text:span><text:span text:style-name="T4">，來顯示；</text:span></text:p>
          </draw:text-box>
        </draw:frame>
      </draw:page>
      <draw:page draw:name="page4" draw:style-name="dp1" draw:master-page-name="Default">
        <draw:frame draw:style-name="gr3" draw:text-style-name="P5" draw:layer="layout" svg:width="15.113cm" svg:height="4.191cm" svg:x="2.397cm" svg:y="2.143cm">
          <draw:text-box>
            <text:p text:style-name="P4"><text:span text:style-name="T2">細節優化</text:span></text:p>
          </draw:text-box>
        </draw:frame>
        <draw:frame draw:style-name="gr7" draw:text-style-name="P10" draw:layer="layout" svg:width="16.129cm" svg:height="25.255cm" svg:x="2.778cm" svg:y="8.13cm">
          <draw:text-box>
            <text:p><text:span text:style-name="T5">1 </text:span><text:span text:style-name="T5">縮放：</text:span><text:span text:style-name="T6">地名，軌跡點，路徑線路等可以隨鼠標縮放</text:span><text:span text:style-name="T7">；（路徑線路目前遠距離的話隱藏）</text:span></text:p>
            <text:p><text:span text:style-name="T7"/></text:p>
            <text:p text:style-name="P7"><text:span text:style-name="T8">2 </text:span><text:span text:style-name="T8">半透明：歷程，排名高亮，路徑線路，路徑點等；</text:span></text:p>
            <text:p><text:span text:style-name="T7"/></text:p>
            <text:p><text:span text:style-name="T5">3 </text:span><text:span text:style-name="T9">軌跡點和路徑線路的比例美化，</text:span><text:span text:style-name="T6">路徑線路改為永久存留</text:span><text:span text:style-name="T7">；</text:span></text:p>
            <text:p><text:span text:style-name="T7"/></text:p>
            <text:p text:style-name="P7"><text:span text:style-name="T8">4 </text:span><text:span text:style-name="T8">軌跡點：到了才顯示；（這個不只是設計了</text:span><text:span text:style-name="T8">ui</text:span><text:span text:style-name="T8">，也監聽了</text:span><text:span text:style-name="T8">clock.tick</text:span><text:span text:style-name="T8">）；點擊顯示詳細信息；</text:span></text:p>
            <text:p><text:span text:style-name="T7"/></text:p>
            <text:p><text:span text:style-name="T5">5 </text:span><text:span text:style-name="T5">新增</text:span><text:span text:style-name="T6">飛機模型：目前是</text:span><text:span text:style-name="T6">10</text:span><text:span text:style-name="T6">個模型；</text:span></text:p>
            <text:p><text:span text:style-name="T6"/></text:p>
            <text:p><text:span text:style-name="T6"/></text:p>
            <text:p><text:span text:style-name="T10"/></text:p>
            <text:p><text:span text:style-name="T10"/></text:p>
            <text:p><text:span text:style-name="T10"/></text:p>
            <text:p><text:span text:style-name="T11"/></text:p>
            <text:p><text:span text:style-name="T11"/></text:p>
            <text:p><text:span text:style-name="T11"/></text:p>
          </draw:text-box>
        </draw:frame>
      </draw:page>
      <draw:page draw:name="page5" draw:style-name="dp1" draw:master-page-name="Default">
        <draw:frame draw:style-name="gr3" draw:text-style-name="P5" draw:layer="layout" svg:width="15.113cm" svg:height="4.191cm" svg:x="2.397cm" svg:y="6.207cm">
          <draw:text-box>
            <text:p text:style-name="P4"><text:span text:style-name="T2">即時排名優化</text:span></text:p>
          </draw:text-box>
        </draw:frame>
        <draw:frame draw:style-name="gr8" draw:text-style-name="P10" draw:layer="layout" svg:width="17.145cm" svg:height="14.605cm" svg:x="2.651cm" svg:y="13.319cm">
          <draw:text-box>
            <text:p><text:span text:style-name="T5">1 </text:span><text:span text:style-name="T5">終點改成多個：鴿子路徑的最後一個點；</text:span></text:p>
            <text:p><text:span text:style-name="T7"/></text:p>
            <text:p><text:span text:style-name="T5">2 </text:span><text:span text:style-name="T5">高亮優化：</text:span></text:p>
            <text:p><text:span text:style-name="T5"><text:s/></text:span><text:span text:style-name="T5"><text:tab/></text:span><text:span text:style-name="T5">優化前：點擊高亮；</text:span></text:p>
            <text:p><text:span text:style-name="T5"><text:tab/></text:span><text:span text:style-name="T5">優化後：高亮顯示當前追蹤鴿子，並動態更新；</text:span></text:p>
            <text:p><text:span text:style-name="T5"/></text:p>
            <text:p><text:span text:style-name="T5"/></text:p>
            <text:p><text:span text:style-name="T5"/></text:p>
            <text:p><text:span text:style-name="T11"/></text:p>
            <text:p><text:span text:style-name="T11"/></text:p>
            <text:p><text:span text:style-name="T11"/></text:p>
          </draw:text-box>
        </draw:frame>
      </draw:page>
      <draw:page draw:name="page6" draw:style-name="dp1" draw:master-page-name="Default">
        <draw:frame draw:style-name="gr9" draw:text-style-name="P11" draw:layer="layout" svg:width="15.748cm" svg:height="2.921cm" svg:x="2.397cm" svg:y="3.413cm">
          <draw:text-box>
            <text:p text:style-name="P4"><text:span text:style-name="T12">歷程，排名，模型聯動</text:span></text:p>
          </draw:text-box>
        </draw:frame>
        <draw:frame draw:style-name="gr10" draw:text-style-name="P12" draw:layer="layout" svg:width="15.317cm" svg:height="19.875cm" svg:x="3.286cm" svg:y="9.509cm">
          <draw:text-box>
            <text:p><text:span text:style-name="T7">功能設計：</text:span></text:p>
            <text:p><text:span text:style-name="T7"/></text:p>
            <text:p><text:span text:style-name="T13">鴿子部分</text:span><text:span text:style-name="T14">：</text:span></text:p>
            <text:p><text:span text:style-name="T14">1</text:span><text:span text:style-name="T14">鴿子是可以點擊的，並能進行響應；</text:span></text:p>
            <text:p><text:span text:style-name="T14">響應</text:span><text:span text:style-name="T13">1</text:span><text:span text:style-name="T14">：讓排名欄目變色；</text:span></text:p>
            <text:p><text:span text:style-name="T14">響應</text:span><text:span text:style-name="T13">2</text:span><text:span text:style-name="T14">：讓歷程切換；</text:span></text:p>
            <text:p><text:span text:style-name="T14"/></text:p>
            <text:p><text:span text:style-name="T14">排名部分：</text:span></text:p>
            <text:p><text:span text:style-name="T14">如上一張</text:span><text:span text:style-name="T14">ppt</text:span><text:span text:style-name="T14">；</text:span></text:p>
            <text:p><text:span text:style-name="T14"/></text:p>
            <text:p><text:span text:style-name="T14">聯動：</text:span></text:p>
            <text:p><text:span text:style-name="T14">點擊鴿子綁定排名欄；</text:span></text:p>
            <text:p><text:span text:style-name="T14"/></text:p>
            <text:p text:style-name="P7"><text:span text:style-name="T15"/></text:p>
            <text:p text:style-name="P7"><text:span text:style-name="T15"/></text:p>
            <text:p text:style-name="P7"><text:span text:style-name="T15"/></text:p>
            <text:p><text:span text:style-name="T11"/></text:p>
          </draw:text-box>
        </draw:frame>
      </draw:page>
      <draw:page draw:name="page7" draw:style-name="dp1" draw:master-page-name="Default">
        <draw:frame draw:style-name="gr11" draw:text-style-name="P11" draw:layer="layout" svg:width="15.748cm" svg:height="2.921cm" svg:x="2.397cm" svg:y="3.413cm">
          <draw:text-box>
            <text:p text:style-name="P4"><text:span text:style-name="T12">其他</text:span></text:p>
          </draw:text-box>
        </draw:frame>
        <draw:frame draw:style-name="gr12" draw:text-style-name="P12" draw:layer="layout" svg:width="14.936cm" svg:height="15.494cm" svg:x="3.667cm" svg:y="9.509cm">
          <draw:text-box>
            <text:p><text:span text:style-name="T7">待處理：</text:span></text:p>
            <text:p><text:span text:style-name="T7"/></text:p>
            <text:p><text:span text:style-name="T7">聯動：</text:span></text:p>
            <text:p><text:span text:style-name="T7">1 </text:span><text:span text:style-name="T7">凸顯當前追蹤的鴿子模型：</text:span></text:p>
            <text:p><text:span text:style-name="T7">點擊排名後，顯示選中的鴿子；</text:span></text:p>
            <text:p><text:span text:style-name="T7">Or </text:span><text:span text:style-name="T7">點擊鴿子後，高亮顯示鴿子；</text:span></text:p>
            <text:p><text:span text:style-name="T7"/></text:p>
            <text:p><text:span text:style-name="T7">視角調整；</text:span></text:p>
            <text:p><text:span text:style-name="T14"/></text:p>
            <text:p text:style-name="P7"><text:span text:style-name="T15"/></text:p>
            <text:p text:style-name="P7"><text:span text:style-name="T15"/></text:p>
            <text:p text:style-name="P7"><text:span text:style-name="T15"/></text:p>
            <text:p><text:span text:style-name="T11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1" svg:font-family="'Lohit Devanagari'"/>
    <style:font-face style:name="OpenSymbol1" svg:font-family="OpenSymbol, 'Arial Unicode MS'"/>
    <style:font-face style:name="Sarabun1" svg:font-family="Sarabun, 'Avenir Book'"/>
    <style:font-face style:name="Source Sans Pro" svg:font-family="'Source Sans Pro', 'Segoe UI'"/>
    <style:font-face style:name="Liberation Mono2" svg:font-family="'Liberation Mono', 'Courier New'" style:font-family-generic="modern" style:font-pitch="fixed"/>
    <style:font-face style:name="Liberation Sans" svg:font-family="'Liberation Sans'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OpenSymbol" svg:font-family="OpenSymbol, 'Arial Unicode MS'" style:font-pitch="variable"/>
    <style:font-face style:name="Sarabun" svg:font-family="Sarabun, 'Avenir Book'" style:font-pitch="variable"/>
    <style:font-face style:name="Source Sans Pro1" svg:font-family="'Source Sans Pro', 'Segoe UI'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roman" style:font-pitch="variable"/>
    <style:font-face style:name="Liberation Sans2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OpenSymbol2" svg:font-family="OpenSymbol, 'Arial Unicode MS'" style:font-family-generic="roman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2" style:font-family-asian="'Lohit Devanagari'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Lohit Devanagari2" style:font-family-asian="'Lohit Devanagari'" style:font-pitch-asian="variable" style:font-size-asian="24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4" fo:font-family="'Liberation Sans', Arial" style:font-family-generic="swiss" style:font-pitch="variable" fo:font-size="14pt" style:font-name-asian="Lohit Devanagari2" style:font-family-asian="'Lohit Devanagari'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Lohit Devanagari2" style:font-family-asian="'Lohit Devanagari'" style:font-pitch-asian="variable" style:font-size-asian="18pt" style:font-weight-asian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1" fo:font-family="'Liberation Serif', 'Times New Roman'" style:font-family-generic="roman" style:font-pitch="variable" fo:font-size="12pt" fo:font-weight="bold" style:font-name-asian="Lohit Devanagari2" style:font-family-asian="'Lohit Devanagari'" style:font-pitch-asian="variable" style:font-size-asian="12pt" style:font-weight-asian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4:49:40.116079998</meta:creation-date>
    <dc:date>2022-03-31T10:31:16.450898443</dc:date>
    <meta:editing-duration>PT37M9S</meta:editing-duration>
    <meta:editing-cycles>9</meta:editing-cycles>
    <meta:generator>LibreOffice/6.4.7.2$Linux_X86_64 LibreOffice_project/40$Build-2</meta:generator>
    <meta:document-statistic meta:object-count="15"/>
  </office:meta>
</office:document-meta>
</file>